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8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auto-grow-height="true" fo:min-height="7.259cm"/>
    </style:style>
    <style:style style:name="pr9" style:family="presentation" style:parent-style-name="Default-subtitle">
      <style:graphic-properties draw:fill-color="#ffffff" draw:auto-grow-height="true" fo:min-height="7.459cm"/>
    </style:style>
    <style:style style:name="pr10" style:family="presentation" style:parent-style-name="Default-title">
      <style:graphic-properties draw:auto-grow-height="true" fo:min-height="7.561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CA 2018, Syd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fession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… </text:span><text:span text:style-name="T2">of a kernel maintainer in recove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my personal story</text:p>
              <text:p/>
              <text:p>started out with kernel maintainers as my heros</text:p>
              <text:p/>
              <text:p>and then learned a lot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1cm" svg:x="1.401cm" svg:y="7.819cm" presentation:class="title" presentation:user-transformed="true">
          <draw:text-box>
            <text:p><text:span text:style-name="T3">Issu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2" draw:text-style-name="P2" draw:layer="layout" svg:width="25.199cm" svg:height="4.259cm" svg:x="1.405cm" svg:y="8.741cm" presentation:class="subtitle" presentation:user-transformed="true">
          <draw:text-box>
            <text:p><text:span text:style-name="T2">Well, actually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just the symptom, not the real problem (or only for a few maintainers)</text:p>
              <text:p/>
              <text:p>this is what kernel maintainers mean when they say „it has gotten much better“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Power</text:span></text:p>
            <text:p><text:span text:style-name="T2">+</text:span></text:p>
            <text:p><text:span text:style-name="T2">Controlling Behavio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interlude about how violence isn't really needed for abuse, it's all about control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„</text:span><text:span text:style-name="T2">Why does he do that?</text:span></text:p>
            <text:p><text:span text:style-name="T2">Inside the Minds of Angry and Controlling Men“</text:span></text:p>
            <text:p><text:span text:style-name="T2">by Lundy Bancr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only technic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one-way emotions, especially Linus</text:p>
              <text:p/>
              <text:p>no space for community topics</text:p>
              <text:p/>
              <text:p>negative space for real leadership</text:p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no safe discussion spaces</text:p>
              <text:p/>
              <text:p>high stakes, better to cover up than fix for real</text:p>
              <text:p/>
              <text:p>local assholes everywhere, unchallenged</text:p>
              <text:p/>
              <text:p>personality cult also reinforces power, so this goes both ways on the abuse ladder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ack of good docs („I don't need this stuff“ - well it's not for established contributors!)</text:p>
              <text:p/>
              <text:p>bad docs for trivia/bikesheds</text:p>
              <text:p/>
              <text:p>lack of proper automation/tests</text:p>
              <text:p/>
              <text:p>review is a power establishing gauntlet</text:p>
              <text:p/>
              <text:p>group maintainership is a fringe thing: 25% at subsystem level, 15% for real (arm-soc only at the top group maintained, drm only some subtrees), 5% actual teams with CI and everything</text:p>
              <text:p/>
              <text:p>„powerless“ maintainer as smoke screen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first attempt at improving: look at maintainers who already stood up for e.g. outreachy and coc, as possible allies</text:p>
              <text:p/>
              <text:p>but</text:p>
              <text:p/>
              <text:p>heated dicussions → not even listening to other viewpoints the consider invalid, so „nice maintainers“ similarly abusive about their power, just a lot nicer about it</text:p>
              <text:p/>
              <text:p>makes it really risky to find allies at kernel conferences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1cm" svg:x="1.401cm" svg:y="7.819cm" presentation:class="title" presentation:user-transformed="true">
          <draw:text-box>
            <text:p><text:span text:style-name="T3">Allies, N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ho else is there an not an ally?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example kernel panel with 4 people</text:p>
              <text:p/>
              <text:p>3 apologists (plus me)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quit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ud and silent ones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not 100% quitters, often no longer maintainers</text:p>
              <text:p/>
              <text:p>learned what it means to lead teams the hard way</text:p>
              <text:p/>
              <text:p>it's me!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peasa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ontribute and get the fuck out again</text:p>
              <text:p/>
              <text:p>or vendor kernel from the start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ommit rights</text:p>
              <text:p/>
              <text:p>CI</text:p>
              <text:p/>
              <text:p>real code of conduct</text:p>
              <text:p/>
              <text:p>but no one willing to fight the kernel community at large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llies, Mayb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sandwiched maintainer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ts of unhappy maintainers in-between</text:p>
              <text:p/>
              <text:p>but all unwilling to actually change for various reason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LS @jonobacon</text:p>
              </text:list-item>
              <text:list-item>
                <text:p><text:span text:style-name="T4">CLSxLCA @vmbrasseur</text:span></text:p>
              </text:list-item>
              <text:list-item>
                <text:p><text:span text:style-name="T4">maintainerati @jessfraz</text:span></text:p>
              </text:list-item>
              <text:list-item>
                <text:p><text:span text:style-name="T4">change management, e.g. John Kott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5">interlude about learning how to run a community properly</text:p>
              <text:p text:style-name="P5"/>
              <text:p text:style-name="P5">to make this less depressing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1cm" svg:x="1.401cm" svg:y="7.819cm" presentation:class="title" presentation:user-transformed="true">
          <draw:text-box>
            <text:p><text:span text:style-name="T3">Status Qu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pplause when a maintainer gets dragged off stage because he didn't make it to the last round (boxing as spectator sport)</text:p>
              <text:p/>
              <text:p>„abusive performance arts“</text:p>
              <text:p/>
              <text:p>not an exclusive problem to the kernel community, but much harder</text:p>
              <text:p/>
              <text:p>personality cult as power reinforcement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nwilling to share power out of fear of the next beat up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paid because they are the bottleneck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ame, just much more extreme:</text:p>
              <text:p/>
              <text:p>LF haggling Linus Torvalds Q&amp;A around at every event</text:p>
              <text:p/>
              <text:p>LF founded to give Linus Torvalds (and others) a neutral employer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us Quo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abusers bene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buse doesn't happen because people are sadistic (mostly), but because there's real benefits and incentives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1cm" svg:x="1.401cm" svg:y="7.819cm" presentation:class="title" presentation:user-transformed="true">
          <draw:text-box>
            <text:p><text:span text:style-name="T3">Quo vad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peasants</text:span></text:p>
          </draw:text-box>
        </draw:frame>
        <draw:frame presentation:style-name="pr8" draw:text-style-name="P2" draw:layer="layout" svg:width="25.199cm" svg:height="7.259cm" svg:x="1.4cm" svg:y="8.741cm" presentation:class="subtitle" presentation:user-transformed="true">
          <draw:text-box>
            <text:p><text:span text:style-name="T2">do not get stuck</text:span></text:p>
            <text:p><text:span text:style-name="T2"/></text:p>
            <text:p><text:span text:style-name="T2">DO. NOT. GET. STU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kernel contributing is a great career boost, I don't want to deny that to anyone</text:p>
              <text:p/>
              <text:p>but be clear on what you get yourself into</text:p>
              <text:p/>
              <text:p>do not join if you're inclined to fix communities</text:p>
              <text:p/>
              <text:p>maybe join if you want to test something, you can't make it worse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lords</text:span></text:p>
          </draw:text-box>
        </draw:frame>
        <draw:frame presentation:style-name="pr9" draw:text-style-name="P2" draw:layer="layout" svg:width="25.199cm" svg:height="7.459cm" svg:x="1.4cm" svg:y="8.741cm" presentation:class="subtitle" presentation:user-transformed="true">
          <draw:text-box>
            <text:p><text:span text:style-name="T2">try to avoid a French Revolution</text:span></text:p>
            <text:p><text:span text:style-name="T2"/></text:p>
            <text:p><text:span text:style-name="T2">p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ka my talk title isn't a call to action, but an unfortunate prediction</text:p>
              <text:p/>
              <text:p>personal defeat and why I'm getting out of the kernel maintainer business</text:p>
              <text:p/>
              <text:p>expert on broken communities, how to do better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8" draw:text-style-name="P2" draw:layer="layout" svg:width="25.199cm" svg:height="7.259cm" svg:x="1.4cm" svg:y="8.741cm" presentation:class="subtitle" presentation:user-transformed="true">
          <draw:text-box>
            <text:p><text:span text:style-name="T2">share power, drop priviledges</text:span></text:p>
            <text:p><text:span text:style-name="T2">document&amp;automate</text:span></text:p>
            <text:p><text:span text:style-name="T2">care about the peo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more specific plea towards maintainers to break the established abuse vectors in the kernel community</text:p>
              <text:p/>
              <text:p>best done silently, and if caught, blame it all on dri-devel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4" draw:layer="layout" svg:width="25.199cm" svg:height="7.561cm" svg:x="1.401cm" svg:y="5.929cm" presentation:class="title" presentation:user-transformed="true">
          <draw:text-box>
            <text:p><text:span text:style-name="T3">Be a Steward</text:span><text:span text:style-name="T3"><text:line-break/></text:span><text:span text:style-name="T3">Not a Lo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losing sob story:</text:p>
              <text:p/>
              <text:p>thank people for letting me share my story and for listening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e a Steward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echnical excellenc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8cm" svg:x="2.1cm" svg:y="14.107cm" presentation:class="notes" presentation:user-transformed="true">
            <draw:text-box>
              <text:p>bakcup slide for the inevitable question</text:p>
              <text:p/>
              <text:p>open source is about changing the world</text:p>
              <text:p/>
              <text:p>at least you need bug reporters and users for relevance</text:p>
              <text:p/>
              <text:p>at least some collaborators, for review</text:p>
              <text:p/>
              <text:p>even if you're a unicorn, you need collaborators because one-person projects aren't all that relevant</text:p>
              <text:p/>
              <text:p>→ technical excellence requires to put people first</text:p>
              <text:p/>
              <text:p>Linux is failing, e.g. regression handling isn't working, instead power plays, abuse and backstabbing politic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12DT20H51M26S</meta:editing-duration>
    <meta:editing-cycles>74</meta:editing-cycles>
    <meta:generator>LibreOffice/5.4.1.2.0$Linux_X86_64 LibreOffice_project/40m0$Build-2</meta:generator>
    <dc:date>2017-10-19T17:25:38.167079651</dc:date>
    <meta:document-statistic meta:object-count="131"/>
  </office:meta>
</office:document-meta>
</file>